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7694in" fo:margin-left="-0.0208in" fo:margin-top="0in" fo:margin-bottom="0in" table:align="left" style:writing-mode="page"/>
    </style:style>
    <style:style style:name="Table1.A" style:family="table-column">
      <style:table-column-properties style:column-width="1.4549in"/>
    </style:style>
    <style:style style:name="Table1.B" style:family="table-column">
      <style:table-column-properties style:column-width="2.0646in"/>
    </style:style>
    <style:style style:name="Table1.C" style:family="table-column">
      <style:table-column-properties style:column-width="2.5007in"/>
    </style:style>
    <style:style style:name="Table1.D" style:family="table-column">
      <style:table-column-properties style:column-width="0.6243in"/>
    </style:style>
    <style:style style:name="Table1.E" style:family="table-column">
      <style:table-column-properties style:column-width="0.6847in"/>
    </style:style>
    <style:style style:name="Table1.F" style:family="table-column">
      <style:table-column-properties style:column-width="0.5632in"/>
    </style:style>
    <style:style style:name="Table1.G" style:family="table-column">
      <style:table-column-properties style:column-width="0.6285in"/>
    </style:style>
    <style:style style:name="Table1.H" style:family="table-column">
      <style:table-column-properties style:column-width="0.6854in"/>
    </style:style>
    <style:style style:name="Table1.1" style:family="table-row">
      <style:table-row-properties style:min-row-height="0.4583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2" style:family="table-row">
      <style:table-row-properties style:min-row-height="0.2431in" fo:keep-together="auto"/>
    </style:style>
    <style:style style:name="Table1.3" style:family="table-row">
      <style:table-row-properties style:min-row-height="0.241in" fo:keep-together="auto"/>
    </style:style>
    <style:style style:name="Table1.C21" style:family="table-cell">
      <style:table-cell-properties style:vertical-align="" fo:padding-left="0.0208in" fo:padding-right="0.0208in" fo:padding-top="0in" fo:padding-bottom="0in" fo:border="none"/>
    </style:style>
    <style:style style:name="Table1.40" style:family="table-row">
      <style:table-row-properties style:min-row-height="0.4521in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paragraph-rsid="0011bc99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bc99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F"/>
        <table:table-row table:style-name="Table1.1">
          <table:table-cell table:style-name="Table1.A1" office:value-type="string">
            <text:p text:style-name="P1"><text:span text:style-name="T1">Counter Division</text:span></text:p>
          </table:table-cell>
          <table:table-cell table:style-name="Table1.A1" office:value-type="string">
            <text:p text:style-name="P2"><text:span text:style-name="T1"><text:s text:c="5"/>Program Counte</text:span><text:span text:style-name="T2">r</text:span><text:span text:style-name="T1"> </text:span></text:p>
            <text:p text:style-name="P2"><text:span text:style-name="T1">(74LS161)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<text:s text:c="9"/>Micro Step Counter w/ Decoder <text:s text:c="17"/>(74LS161, 74LS138)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2"><text:span text:style-name="T1">Output Multiplexer <text:s/></text:span></text:p>
            <text:p text:style-name="P2"><text:span text:style-name="T1"><text:s text:c="2"/>(74LS107, 74LS139) 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">
          <table:table-cell table:style-name="Table1.A1" office:value-type="string">
            <text:p text:style-name="P1"><text:span text:style-name="T1"><text:s text:c="4"/>Arithmetic <text:s text:c="4"/>Logic Unit <text:s text:c="2"/>(ALU) <text:s/>Division</text:span></text:p>
          </table:table-cell>
          <table:table-cell table:style-name="Table1.A1" office:value-type="string">
            <text:p text:style-name="P2"><text:span text:style-name="T1">Arithmetic Unit (AU) <text:s text:c="2"/></text:span></text:p>
            <text:p text:style-name="P2"><text:span text:style-name="T1"><text:s/>(74LS283)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<text:s text:c="2"/>Logic Unit (LU) <text:s text:c="54"/>Zero Flag (74LS32, 74LS00)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2"><text:span text:style-name="T1"><text:s text:c="2"/>Error Detection <text:s text:c="21"/></text:span></text:p>
            <text:p text:style-name="P2"><text:span text:style-name="T1"><text:s/>(for Integer numbers) <text:s text:c="10"/></text:span></text:p>
            <text:p text:style-name="P2"><text:span text:style-name="T1"><text:s text:c="4"/>(all Basic Logic Gates) <text:s text:c="2"/>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">
          <table:table-cell table:style-name="Table1.A1" office:value-type="string">
            <text:p text:style-name="P1"><text:span text:style-name="T1"><text:s text:c="4"/>Input / Output <text:s text:c="5"/>Division</text:span></text:p>
          </table:table-cell>
          <table:table-cell table:style-name="Table1.A1" office:value-type="string">
            <text:p text:style-name="P2"><text:span text:style-name="T1">RAM Input <text:s/></text:span><text:span text:style-name="T2">(</text:span><text:span text:style-name="T1">4-bit &amp; 8-bit</text:span><text:span text:style-name="T2">) <text:s text:c="41"/></text:span><text:span text:style-name="T1"><text:s text:c="14"/>DIP Switches, (74LS189) <text:s text:c="9"/>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C2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ext:soft-page-break/>
        <table:table-row table:style-name="Table1.1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<text:s text:c="5"/>Output EEPROM <text:s text:c="5"/>(28HC16)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C2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">
          <table:table-cell table:style-name="Table1.A1" office:value-type="string">
            <text:p text:style-name="P1"><text:span text:style-name="T1">Control Division</text:span></text:p>
          </table:table-cell>
          <table:table-cell table:style-name="Table1.A1" office:value-type="string">
            <text:p text:style-name="P1"><text:span text:style-name="T1"><text:s text:c="6"/>Instruction Decode <text:s text:c="8"/>for all Jump Instructions <text:s text:c="6"/>(J, JC, JZ) <text:s/>Hardwired <text:s text:c="5"/>(Basic Logic Gates)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<text:s text:c="4"/>Control EEPROM’s (2) <text:s text:c="5"/>(28HC16)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">
          <table:table-cell table:style-name="Table1.A1" office:value-type="string">
            <text:p text:style-name="P1"><text:span text:style-name="T1"><text:s/>Memory Division <text:s text:c="2"/>(Registers Only)</text:span></text:p>
          </table:table-cell>
          <table:table-cell table:style-name="Table1.A1" office:value-type="string">
            <text:p text:style-name="P1"><text:span text:style-name="T1"><text:s text:c="2"/>Registers for ALU: <text:s text:c="16"/>‘A’, ’B’, ’FLAG’ <text:s text:c="5"/>(74LS173’s)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C2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<text:s text:c="2"/>Registers for: <text:s text:c="25"/>‘Output’, ’Instruction’ <text:s text:c="6"/>&amp; ’Memory Address’ (74LS173’s)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C2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">
          <table:table-cell table:style-name="Table1.A1" office:value-type="string">
            <text:p text:style-name="P1"><text:span text:style-name="T1">BUS Division</text:span></text:p>
          </table:table-cell>
          <table:table-cell table:style-name="Table1.A1" office:value-type="string">
            <text:p text:style-name="P1"><text:span text:style-name="T1">(74LS245’s)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40">
          <table:table-cell table:style-name="Table1.A1" office:value-type="string">
            <text:p text:style-name="P1"><text:span text:style-name="T1"><text:s/>Clock Division </text:span></text:p>
          </table:table-cell>
          <table:table-cell table:style-name="Table1.A1" office:value-type="string">
            <text:p text:style-name="P1"><text:span text:style-name="T1"><text:s/>555 Timer, Switches <text:s text:c="14"/>with <text:s/>Debouncers <text:s text:c="8"/>(LM555’s, Basic Logic Gates)</text:span></text:p>
          </table:table-cell>
          <table:table-cell table:style-name="Table1.A1" office:value-type="string">
            <text:p text:style-name="P1"><text:span text:style-name="T1">Workers</text:span></text:p>
          </table:table-cell>
          <table:table-cell table:style-name="Table1.A1" table:number-columns-spanned="2" office:value-type="string">
            <text:p text:style-name="P1"><text:span text:style-name="T1"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  <table:table-cell table:style-name="Table1.A1" table:number-columns-spanned="2" office:value-type="string">
            <text:p text:style-name="P1"><text:span text:style-name="T1"><text:s text:c="6"/>Redesign <text:s text:c="6"/>Dates</text:span></text:p>
          </table:table-cell>
          <table:covered-table-cell/>
          <table:table-cell table:style-name="Table1.A1" office:value-type="string">
            <text:p text:style-name="P1"><text:span text:style-name="T1">QC Results</text:span></text:p>
          </table:table-cell>
        </table:table-row>
        <text:soft-page-break/>
        <table:table-row table:style-name="Table1.2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1"><text:span text:style-name="T1">Started</text:span></text:p>
          </table:table-cell>
          <table:table-cell table:style-name="Table1.A1" office:value-type="string">
            <text:p text:style-name="P1"><text:span text:style-name="T1">Finished</text:span></text:p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3"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C2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3:40:06.640000000</meta:creation-date>
    <dc:date>2024-03-19T13:55:52.039000000</dc:date>
    <meta:editing-duration>PT15M45S</meta:editing-duration>
    <meta:editing-cycles>1</meta:editing-cycles>
    <meta:document-statistic meta:table-count="1" meta:image-count="0" meta:object-count="0" meta:page-count="3" meta:paragraph-count="134" meta:word-count="252" meta:character-count="2170" meta:non-whitespace-character-count="1558"/>
    <meta:generator>LibreOffice/7.6.0.3$Windows_X86_64 LibreOffice_project/69edd8b8ebc41d00b4de3915dc82f8f0fc3b6265</meta:generator>
  </office:meta>
</office:document-meta>
</file>